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FaultSerializer.readMessage( InMessage message , Mess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FaultSerializer.writeMessage( OutMessage message , XMLStreamWriter writer , Messag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biFaultSerializer.JbiFaul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